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2285000006B1000000F8C1AA33F2.svg" manifest:media-type="image/svg+xml"/>
  <manifest:file-entry manifest:full-path="Pictures/100000010000004100000009DDE45536.png" manifest:media-type="image/png"/>
  <manifest:file-entry manifest:full-path="Pictures/10001E3B000005AD0000017AFE3DB227.svg" manifest:media-type="image/svg+xml"/>
  <manifest:file-entry manifest:full-path="Pictures/1000398A00000C7F0000017AB200926B.svg" manifest:media-type="image/svg+xml"/>
  <manifest:file-entry manifest:full-path="Pictures/10005EDF000014520000015F056025B9.svg" manifest:media-type="image/svg+xml"/>
  <manifest:file-entry manifest:full-path="Pictures/10000001000000360000000DC34D7795.png" manifest:media-type="image/png"/>
  <manifest:file-entry manifest:full-path="Pictures/10000001000000790000000E235B9BB0.png" manifest:media-type="image/png"/>
  <manifest:file-entry manifest:full-path="Pictures/10000001000000370000000E3B779A94.png" manifest:media-type="image/png"/>
  <manifest:file-entry manifest:full-path="Pictures/100081AD00001CC10000017AB94C167A.svg" manifest:media-type="image/svg+xml"/>
  <manifest:file-entry manifest:full-path="Pictures/10000001000000C50000000D95C679AB.png" manifest:media-type="image/png"/>
  <manifest:file-entry manifest:full-path="Pictures/10000001000001160000000E2719527C.png" manifest:media-type="image/png"/>
  <manifest:file-entry manifest:full-path="Pictures/1000718A000018FE0000015F1F3075E2.svg" manifest:media-type="image/svg+xml"/>
  <manifest:file-entry manifest:full-path="Pictures/10000001000000F20000000DA5C51CD3.png" manifest:media-type="image/png"/>
  <manifest:file-entry manifest:full-path="Pictures/10001FFD000005920000015FE5732F30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, sans-serif"/>
    <style:font-face style:name="CMU Serif" svg:font-family="'CMU Serif'" style:font-family-generic="roman"/>
    <style:font-face style:name="CMU Serif1" svg:font-family="'CMU Serif'" style:font-family-generic="roman" style:font-pitch="variable"/>
    <style:font-face style:name="Liberation Sans" svg:font-family="'Liberation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text-properties fo:font-size="12pt" fo:font-style="italic" style:font-size-asian="12pt" style:font-style-asian="italic" style:font-size-complex="12pt" style:font-style-complex="italic"/>
    </style:style>
    <style:style style:name="P2" style:family="paragraph" style:parent-style-name="Standard">
      <style:text-properties style:font-name="CMU Serif1" fo:font-size="10pt" officeooo:rsid="001a5b42" officeooo:paragraph-rsid="001a5b42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text-position="0% 100%" style:font-name="CMU Serif1" fo:font-size="10pt" officeooo:rsid="001a5b42" officeooo:paragraph-rsid="001a5b42" style:font-size-asian="10pt" style:font-size-complex="10pt"/>
    </style:style>
    <style:style style:name="P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 style:parent-style-name="Standard">
      <style:paragraph-properties fo:text-align="start" style:justify-single-word="false"/>
      <style:text-properties style:text-position="0% 100%" style:font-name="CMU Serif1" fo:font-size="10pt" fo:font-style="normal" officeooo:rsid="001a5b42" officeooo:paragraph-rsid="001bc3a3" style:font-size-asian="10pt" style:font-style-asian="normal" style:font-size-complex="10pt" style:font-style-complex="normal"/>
    </style:style>
    <style:style style:name="P6" style:family="paragraph" style:parent-style-name="Standard">
      <style:paragraph-properties fo:text-align="start" style:justify-single-word="false"/>
      <style:text-properties style:text-position="0% 100%" style:font-name="CMU Serif1" fo:font-size="10pt" fo:font-style="normal" officeooo:rsid="001bc3a3" officeooo:paragraph-rsid="001bc3a3" style:font-size-asian="10pt" style:font-style-asian="normal" style:font-size-complex="10pt" style:font-style-complex="normal"/>
    </style:style>
    <style:style style:name="P7" style:family="paragraph" style:parent-style-name="Standard">
      <style:paragraph-properties fo:text-align="start" style:justify-single-word="false"/>
      <style:text-properties style:text-position="0% 100%" style:font-name="CMU Serif1" fo:font-size="10pt" fo:font-style="normal" officeooo:rsid="001bc3a3" officeooo:paragraph-rsid="001bf9bd" style:font-size-asian="10pt" style:font-style-asian="normal" style:font-size-complex="10pt" style:font-style-complex="normal"/>
    </style:style>
    <style:style style:name="P8" style:family="paragraph" style:parent-style-name="Standard">
      <style:paragraph-properties fo:text-align="start" style:justify-single-word="false"/>
      <style:text-properties style:text-position="0% 100%" style:font-name="CMU Serif1" fo:font-size="10pt" fo:font-style="normal" officeooo:rsid="001bf9bd" officeooo:paragraph-rsid="001bf9bd" style:font-size-asian="10pt" style:font-style-asian="normal" style:font-size-complex="10pt" style:font-style-complex="normal"/>
    </style:style>
    <style:style style:name="T1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officeooo:rsid="001bf9bd" style:font-weight-asian="normal" style:font-weight-complex="normal"/>
    </style:style>
    <style:style style:name="T8" style:family="text">
      <style:text-properties fo:font-weight="bold" officeooo:rsid="001bf9bd" style:font-weight-asian="bold" style:font-weight-complex="bold"/>
    </style:style>
    <style:style style:name="T9" style:family="text">
      <style:text-properties fo:font-style="italic" fo:font-weight="normal" officeooo:rsid="001bf9bd" style:font-style-asian="italic" style:font-weight-asian="normal" style:font-style-complex="italic" style:font-weight-complex="normal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8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9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10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1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1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1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1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laciones de orden y de equivalencia</text:p>
      <text:p text:style-name="P2">Ejercicio 1</text:p>
      <text:p text:style-name="P2"><text:span text:style-name="T1">Sea X el conjunto de todos los seres humanos, definamos la relación como a es amigo de b.</text:span></text:p>
      <text:p text:style-name="P3"><draw:frame text:anchor-type="as-char" svg:y="-0.247cm" draw:z-index="0" draw:style-name="gr14" draw:text-style-name="P4" svg:width="1.714cm" svg:height="0.248cm"><draw:image xlink:href="Pictures/10002285000006B1000000F8C1AA33F2.svg" xlink:type="simple" xlink:show="embed" xlink:actuate="onLoad" draw:mime-type="image/svg+xml"><text:p/></draw:image><draw:image xlink:href="Pictures/100000010000004100000009DDE45536.png" xlink:type="simple" xlink:show="embed" xlink:actuate="onLoad" draw:mime-type="image/png"/><svg:title>TexMaths</svg:title><svg:desc>10§inline§R: X \to X§svg§600§FALSE§</svg:desc></draw:frame><text:s/>tal que <draw:frame text:anchor-type="as-char" svg:y="-0.282cm" draw:z-index="1" draw:style-name="gr13" draw:text-style-name="P4" svg:width="1.452cm" svg:height="0.378cm"><draw:image xlink:href="Pictures/10001E3B000005AD0000017AFE3DB227.svg" xlink:type="simple" xlink:show="embed" xlink:actuate="onLoad" draw:mime-type="image/svg+xml"><text:p/></draw:image><draw:image xlink:href="Pictures/10000001000000370000000E3B779A94.png" xlink:type="simple" xlink:show="embed" xlink:actuate="onLoad" draw:mime-type="image/png"/><svg:title>TexMaths</svg:title><svg:desc>10§inline§(a, b) \in R§svg§600§FALSE§</svg:desc></draw:frame><text:s/>si y solo si <text:span text:style-name="T2">a</text:span><text:span text:style-name="T3"> es amigo de </text:span><text:span text:style-name="T4">b</text:span></text:p>
      <text:p text:style-name="P5"><text:span text:style-name="T5">Reflexiva: </text:span><text:span text:style-name="T5"><draw:frame text:anchor-type="as-char" svg:y="-0.282cm" draw:z-index="2" draw:style-name="gr12" draw:text-style-name="P4" svg:width="3.199cm" svg:height="0.378cm"><draw:image xlink:href="Pictures/1000398A00000C7F0000017AB200926B.svg" xlink:type="simple" xlink:show="embed" xlink:actuate="onLoad" draw:mime-type="image/svg+xml"><text:p/></draw:image><draw:image xlink:href="Pictures/10000001000000790000000E235B9BB0.png" xlink:type="simple" xlink:show="embed" xlink:actuate="onLoad" draw:mime-type="image/png"/><svg:title>TexMaths</svg:title><svg:desc>10§inline§\forall a \in X \Rightarrow (a, a) \in R§svg§600§FALSE§</svg:desc></draw:frame></text:span></text:p>
      <text:p text:style-name="P5"><text:span text:style-name="T5"><text:tab/></text:span><text:span text:style-name="T6">Es reflexiva</text:span><text:span text:style-name="T5"> porque podemos considerar </text:span><text:span text:style-name="T7">que</text:span><text:span text:style-name="T5"> </text:span><text:span text:style-name="T4">a</text:span><text:span text:style-name="T5"> amigo de si mismo.</text:span></text:p>
      <text:p text:style-name="P6"><text:span text:style-name="T5">Transitiva: </text:span><text:span text:style-name="T5"><draw:frame text:anchor-type="as-char" svg:y="-0.282cm" draw:z-index="3" draw:style-name="gr11" draw:text-style-name="P4" svg:width="7.361cm" svg:height="0.378cm"><draw:image xlink:href="Pictures/100081AD00001CC10000017AB94C167A.svg" xlink:type="simple" xlink:show="embed" xlink:actuate="onLoad" draw:mime-type="image/svg+xml"><text:p/></draw:image><draw:image xlink:href="Pictures/10000001000001160000000E2719527C.png" xlink:type="simple" xlink:show="embed" xlink:actuate="onLoad" draw:mime-type="image/png"/><svg:title>TexMaths</svg:title><svg:desc>10§inline§\forall a, b, c \in X: (a, b) \in R \wedge (b, c) \in R \Rightarrow (a, c) \in R §svg§600§FALSE§</svg:desc></draw:frame></text:span></text:p>
      <text:p text:style-name="P6"><text:span text:style-name="T5"><text:tab/></text:span><text:span text:style-name="T6">No es transitiva</text:span><text:span text:style-name="T5"> ya que </text:span><text:span text:style-name="T4">a</text:span><text:span text:style-name="T5"> es amigo de </text:span><text:span text:style-name="T4">b</text:span><text:span text:style-name="T5"> y </text:span><text:span text:style-name="T4">b</text:span><text:span text:style-name="T5"> amigo de </text:span><text:span text:style-name="T4">c</text:span><text:span text:style-name="T5">, pero no necesariamentes </text:span><text:span text:style-name="T4">a</text:span><text:span text:style-name="T5"> también es <text:tab/>amigo de </text:span><text:span text:style-name="T4">c</text:span><text:span text:style-name="T5">.</text:span></text:p>
      <text:p text:style-name="P6"><text:span text:style-name="T5">Simétrica: </text:span><text:span text:style-name="T5"><draw:frame text:anchor-type="as-char" svg:y="-0.263cm" draw:z-index="4" draw:style-name="gr10" draw:text-style-name="P4" svg:width="5.202cm" svg:height="0.35cm"><draw:image xlink:href="Pictures/10005EDF000014520000015F056025B9.svg" xlink:type="simple" xlink:show="embed" xlink:actuate="onLoad" draw:mime-type="image/svg+xml"><text:p/></draw:image><draw:image xlink:href="Pictures/10000001000000C50000000D95C679AB.png" xlink:type="simple" xlink:show="embed" xlink:actuate="onLoad" draw:mime-type="image/png"/><svg:title>TexMaths</svg:title><svg:desc>10§inline§\forall a, b \in X: (a, b) \in R \Rightarrow (b, a) \in R§svg§600§FALSE§</svg:desc></draw:frame></text:span></text:p>
      <text:p text:style-name="P6"><text:span text:style-name="T5"><text:tab/></text:span><text:span text:style-name="T6">Es simétrica</text:span><text:span text:style-name="T5"> ya que si </text:span><text:span text:style-name="T4">a</text:span><text:span text:style-name="T5"> es amigo de </text:span><text:span text:style-name="T4">b</text:span><text:span text:style-name="T5"> entonces podemos decir que </text:span><text:span text:style-name="T4">b</text:span><text:span text:style-name="T5"> también es amigo de </text:span><text:span text:style-name="T4">a</text:span><text:span text:style-name="T5">.</text:span></text:p>
      <text:p text:style-name="P7"><text:span text:style-name="T5">Antisimétrica: </text:span><text:span text:style-name="T5"><draw:frame text:anchor-type="as-char" svg:y="-0.263cm" draw:z-index="5" draw:style-name="gr9" draw:text-style-name="P4" svg:width="6.398cm" svg:height="0.35cm"><draw:image xlink:href="Pictures/1000718A000018FE0000015F1F3075E2.svg" xlink:type="simple" xlink:show="embed" xlink:actuate="onLoad" draw:mime-type="image/svg+xml"><text:p/></draw:image><draw:image xlink:href="Pictures/10000001000000F20000000DA5C51CD3.png" xlink:type="simple" xlink:show="embed" xlink:actuate="onLoad" draw:mime-type="image/png"/><svg:title>TexMaths</svg:title><svg:desc>10§inline§\forall a, b \in X : (a, b) \in R \wedge a \ne b \Rightarrow (b, a) \notin R§svg§600§FALSE§</svg:desc></draw:frame></text:span></text:p>
      <text:p text:style-name="P7"><text:span text:style-name="T5"><text:tab/></text:span><text:span text:style-name="T8">No es antisimétrica</text:span><text:span text:style-name="T7"> ya que si</text:span><text:span text:style-name="T9"> a </text:span><text:span text:style-name="T7">es amigo de</text:span><text:span text:style-name="T9"> b</text:span><text:span text:style-name="T7"> por lo anterior sabemos que</text:span><text:span text:style-name="T9"> b</text:span><text:span text:style-name="T7"> es amigo de</text:span><text:span text:style-name="T9"> a</text:span><text:span text:style-name="T7"> por lo que </text:span><text:span text:style-name="T7"><draw:frame text:anchor-type="as-char" svg:y="-0.263cm" draw:z-index="6" draw:style-name="gr8" draw:text-style-name="P4" svg:width="1.426cm" svg:height="0.35cm"><draw:image xlink:href="Pictures/10001FFD000005920000015FE5732F30.svg" xlink:type="simple" xlink:show="embed" xlink:actuate="onLoad" draw:mime-type="image/svg+xml"><text:p/></draw:image><draw:image xlink:href="Pictures/10000001000000360000000DC34D7795.png" xlink:type="simple" xlink:show="embed" xlink:actuate="onLoad" draw:mime-type="image/png"/><svg:title>TexMaths</svg:title><svg:desc>10§inline§(b, a) \notin R§svg§600§FALSE§</svg:desc></draw:frame></text:span><text:span text:style-name="T7"><text:s/>es falso. </text:span></text:p>
      <text:p text:style-name="P7"><text:span text:style-name="T7"/></text:p>
      <text:p text:style-name="P8"><text:span text:style-name="T7">P</text:span><text:span text:style-name="T5">odemos concluir que </text:span><text:span text:style-name="T6">no es una relación de orden</text:span><text:span text:style-name="T5"> y que </text:span><text:span text:style-name="T6">tampoco es una relación de equivalencia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, sans-serif"/>
    <style:font-face style:name="CMU Serif" svg:font-family="'CMU Serif'" style:font-family-generic="roman"/>
    <style:font-face style:name="CMU Serif1" svg:font-family="'CMU Serif'" style:font-family-generic="roman" style:font-pitch="variable"/>
    <style:font-face style:name="Liberation Sans" svg:font-family="'Liberation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MU Serif" fo:font-size="12pt" fo:language="es" fo:country="A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CMU Serif" fo:font-size="12pt" fo:language="es" fo:country="A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CMU Serif" fo:font-family="'CMU Serif'" style:font-family-generic="roman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CMU Serif" fo:font-family="'CMU Serif'" style:font-family-generic="roman"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MU Serif" fo:font-family="'CMU Serif'" style:font-family-generic="roman"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MU Serif" fo:font-family="'CMU Serif'" style:font-family-generic="roman"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4T20:55:20.728101125</meta:creation-date>
    <dc:date>2025-04-14T21:37:35.414861669</dc:date>
    <meta:editing-duration>PT7M14S</meta:editing-duration>
    <meta:editing-cycles>1</meta:editing-cycles>
    <meta:document-statistic meta:table-count="0" meta:image-count="0" meta:object-count="0" meta:page-count="1" meta:paragraph-count="13" meta:word-count="139" meta:character-count="692" meta:non-whitespace-character-count="553"/>
    <meta:generator>LibreOffice/24.8.5.2$Linux_X86_64 LibreOffice_project/480$Build-2</meta:generator>
  </office:meta>
</office:document-meta>
</file>